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style:style style:name="T2" style:parent-style-name="Domyślnaczcionkaakapitu" style:family="text">
      <style:text-properties style:font-name-asian="MS Mincho" fo:font-weight="bold" style:font-weight-asian="bold" style:font-weight-complex="bold" fo:font-size="12pt" style:font-size-asian="12pt" style:font-size-complex="12pt"/>
    </style:style>
    <style:style style:name="T3" style:parent-style-name="Domyślnaczcionkaakapitu" style:family="text">
      <style:text-properties style:font-name-asian="MS Mincho" fo:font-weight="bold" style:font-weight-asian="bold" style:font-weight-complex="bold" fo:font-size="12pt" style:font-size-asian="12pt" style:font-size-complex="12pt"/>
    </style:style>
    <style:style style:name="T4" style:parent-style-name="Domyślnaczcionkaakapitu" style:family="text">
      <style:text-properties style:font-name-asian="MS Mincho" fo:font-weight="bold" style:font-weight-asian="bold" style:font-weight-complex="bold" fo:font-size="12pt" style:font-size-asian="12pt" style:font-size-complex="12pt"/>
    </style:style>
    <style:style style:name="T5" style:parent-style-name="Domyślnaczcionkaakapitu" style:family="text">
      <style:text-properties style:font-name-asian="MS Mincho" fo:font-weight="bold" style:font-weight-asian="bold" style:font-weight-complex="bold" fo:font-size="12pt" style:font-size-asian="12pt" style:font-size-complex="12pt"/>
    </style:style>
    <style:style style:name="T6" style:parent-style-name="Domyślnaczcionkaakapitu" style:family="text">
      <style:text-properties style:font-name-asian="MS Mincho" fo:font-weight="bold" style:font-weight-asian="bold" style:font-weight-complex="bold" fo:font-size="12pt" style:font-size-asian="12pt" style:font-size-complex="12pt"/>
    </style:style>
    <style:style style:name="T7" style:parent-style-name="Domyślnaczcionkaakapitu" style:family="text">
      <style:text-properties style:font-name-asian="MS Mincho" fo:font-weight="bold" style:font-weight-asian="bold" style:font-weight-complex="bold" fo:font-size="12pt" style:font-size-asian="12pt" style:font-size-complex="12pt"/>
    </style:style>
    <style:style style:name="T8" style:parent-style-name="Domyślnaczcionkaakapitu" style:family="text">
      <style:text-properties style:font-name-asian="MS Mincho" fo:font-weight="bold" style:font-weight-asian="bold" style:font-weight-complex="bold" fo:font-size="12pt" style:font-size-asian="12pt" style:font-size-complex="12pt"/>
    </style:style>
    <style:style style:name="T9" style:parent-style-name="Domyślnaczcionkaakapitu" style:family="text">
      <style:text-properties style:font-name-asian="MS Mincho" fo:font-weight="bold" style:font-weight-asian="bold" style:font-weight-complex="bold" fo:font-size="12pt" style:font-size-asian="12pt" style:font-size-complex="12pt"/>
    </style:style>
    <style:style style:name="T10" style:parent-style-name="Domyślnaczcionkaakapitu" style:family="text">
      <style:text-properties style:font-name-asian="MS Mincho" fo:font-weight="bold" style:font-weight-asian="bold" style:font-weight-complex="bold" fo:font-size="12pt" style:font-size-asian="12pt" style:font-size-complex="12pt"/>
    </style:style>
    <style:style style:name="T11" style:parent-style-name="Domyślnaczcionkaakapitu" style:family="text">
      <style:text-properties style:font-name-asian="MS Mincho" fo:font-weight="bold" style:font-weight-asian="bold" style:font-weight-complex="bold" fo:font-size="12pt" style:font-size-asian="12pt" style:font-size-complex="12pt"/>
    </style:style>
    <style:style style:name="T12" style:parent-style-name="Domyślnaczcionkaakapitu" style:family="text">
      <style:text-properties style:font-name-asian="MS Mincho" fo:font-weight="bold" style:font-weight-asian="bold" style:font-weight-complex="bold" fo:font-size="12pt" style:font-size-asian="12pt" style:font-size-complex="12pt"/>
    </style:style>
  </office:automatic-styles>
  <office:body>
    <office:text text:use-soft-page-breaks="true">
      <text:p text:style-name="P1"><text:span text:style-name="T2">About the PomodoroKanban App</text:span><text:line-break/><text:span text:style-name="T3">The application will be a combination of the Pomodoro technique and a Kanban board consisting of TODO (to do), IN PROGRESS (in progress), and DONE (done) columns.</text:span><text:line-break/><text:span text:style-name="T4">The duration of tasks and breaks will be taken from Pomodoro – by default 25 minutes for a task, 5 minutes for a short break, and 60 minutes for a long break. However, the time can be modified in the settings. The maximum time that can be set is 59 minutes, and the minimum is 15 seconds.</text:span><text:line-break/><text:span text:style-name="T5">In the application, you will be able to add tasks and later edit and delete them. There will be an option to change their order in the TODO column.</text:span><text:line-break/><text:span text:style-name="T6">Tasks can be moved within the TODO column as well as between columns using the drag &amp; drop method.</text:span><text:line-break/><text:span text:style-name="T7">In the DONE column, there will be a Clear All button that will clear all tasks in that column.</text:span><text:line-break/><text:span text:style-name="T8">When a task is moved from the TODO to the IN PROGRESS column, the timer will automatically start. The timer can also be started independently of the tasks in the columns.</text:span><text:line-break/><text:span text:style-name="T9">Only one task can be in the IN PROGRESS column at a given time.</text:span><text:line-break/><text:span text:style-name="T10">To motivate the user to complete tasks without interruption, a tomato will be introduced. It will grow as time spent on task completion elapses. After the time for the task has elapsed, the tomato will be added to the pool of collected tomatoes. The number of tomatoes collected in this way will always be visible in the application. However, if the user wants to interrupt the task, a message will appear asking if they are sure. Clicking 'Yes' will reset the timer and the tomato will not be added to the pool. Clicking 'No' will not cause any changes – the timer will continue to count down and the tomato will continue to grow.</text:span><text:line-break/><text:span text:style-name="T11">It is assumed that the user may accidentally move a task to the IN PROGRESS column or accidentally start the timer. Therefore, the option to cancel the countdown within 10% of the time, but no more than 10 seconds after starting the timer, will be introduced.</text:span><text:line-break/><text:span text:style-name="T12">After the time specified for the task or break has elapsed, a notification will appear. In the settings, you can choose the type of notification or completely disable notific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wiek Kamil</meta:initial-creator>
    <dc:creator>Kwiek Kamil</dc:creator>
    <meta:creation-date>2023-09-08T16:25:00Z</meta:creation-date>
    <dc:date>2023-09-08T16:25:00Z</dc:date>
    <meta:template xlink:href="Normal.dotm" xlink:type="simple"/>
    <meta:editing-cycles>1</meta:editing-cycles>
    <meta:editing-duration>PT0S</meta:editing-duration>
    <meta:document-statistic meta:page-count="1" meta:paragraph-count="4" meta:word-count="304" meta:character-count="2128" meta:row-count="15" meta:non-whitespace-character-count="1828"/>
  </office:meta>
</office:document-meta>
</file>